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kapitzlistą" style:master-page-name="MP0" style:family="paragraph">
      <style:paragraph-properties fo:break-before="page" fo:margin-left="0in">
        <style:tab-stops/>
      </style:paragraph-properties>
      <style:text-properties fo:font-weight="bold" style:font-weight-asian="bold" style:font-weight-complex="bold"/>
    </style:style>
    <style:style style:name="P2" style:parent-style-name="Normalny" style:family="paragraph">
      <style:text-properties fo:font-weight="bold" style:font-weight-asian="bold" style:font-weight-complex="bold"/>
    </style:style>
    <style:style style:name="P3" style:parent-style-name="Normalny" style:family="paragraph">
      <style:text-properties fo:font-weight="bold" style:font-weight-asian="bold" style:font-weight-complex="bold"/>
    </style:style>
    <style:style style:name="P4" style:parent-style-name="Normalny" style:family="paragraph">
      <style:text-properties fo:font-weight="bold" style:font-weight-asian="bold" style:font-weight-complex="bold"/>
    </style:style>
    <style:style style:name="P5" style:parent-style-name="Normalny" style:family="paragraph">
      <style:text-properties fo:font-weight="bold" style:font-weight-asian="bold" style:font-weight-complex="bold"/>
    </style:style>
    <style:style style:name="P6" style:parent-style-name="Normalny" style:family="paragraph">
      <style:text-properties fo:font-weight="bold" style:font-weight-asian="bold" style:font-weight-complex="bold"/>
    </style:style>
    <style:style style:name="P7" style:parent-style-name="Normalny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ENU GÓRNE: <text:s/></text:p>
      <text:p text:style-name="Normalny"/>
      <text:p text:style-name="Normalny">1.1.1 Prawidłowe działanie zakładki Podcasts.</text:p>
      <text:p text:style-name="Normalny">1.1.2 Wyświetlanie zakładki Empty State w katalogu Podcasts.<text:s/></text:p>
      <text:p text:style-name="Normalny">1.1.3 Wyświetlanie zakładki Trending w<text:s/>zakładce podcast.</text:p>
      <text:p text:style-name="Normalny">1.1.4.<text:s/>Działanie przycisku Import w zakładce podcast.</text:p>
      <text:p text:style-name="Normalny"/>
      <text:p text:style-name="Normalny">1.2.1 Prawidłowe działanie zakładki <text:s/>Videos. <text:s/></text:p>
      <text:p text:style-name="Normalny">1.2.2 Wyświetlanie Empty State w katalogu Videos.</text:p>
      <text:p text:style-name="Normalny">1.2.3<text:s/>Wyświetlanie zakładki <text:s/>Trending Videos.</text:p>
      <text:p text:style-name="Normalny">1.2.4<text:s/>Działanie przycisku Import w zakładce Videos.</text:p>
      <text:p text:style-name="Normalny"/>
      <text:p text:style-name="P2"/>
      <text:p text:style-name="Normalny">1.3.1 Prawidłowe działanie rozwijanej sekcji Settings.</text:p>
      <text:p text:style-name="Normalny">1.3.2 Prawidłowe działanie podsekcji <text:s/>Overview.</text:p>
      <text:p text:style-name="Normalny">1.3.3 Prawidłowe działanie podsekcji <text:s/>Account.</text:p>
      <text:p text:style-name="Normalny">1.3.4 Prawidłowe działanie podsekcji <text:s/>Subscription.</text:p>
      <text:p text:style-name="Normalny">1.3.5 Prawidłowe działanie podsekcji Name.</text:p>
      <text:p text:style-name="Normalny">1.3.6 Prawidłowe działanie podsekcji <text:s/>Getting Started. <text:s/></text:p>
      <text:p text:style-name="Normalny">1.3.7 English prawidłowe działanie przycisku zmiany języków.<text:s/></text:p>
      <text:p text:style-name="Normalny">1.3.8 Prawidłowe działanie podsekcji <text:s/>Log Out.</text:p>
      <text:p text:style-name="Normalny"/>
      <text:p text:style-name="P3">2. MENU ŚRODKOWE “Progress today”:</text:p>
      <text:p text:style-name="P4"/>
      <text:p text:style-name="Normalny">2.1 Prawidłowe działanie podsekcji Minutes played.</text:p>
      <text:p text:style-name="Normalny"><text:span text:style-name="Domyślnaczcionkaakapitu">2.2 Wyświetlanie zakładki Imported – Empty State. <text:s/></text:span></text:p>
      <text:p text:style-name="P5"/>
      <text:p text:style-name="P6">3. Menu “Imported”. <text:s text:c="4"/></text:p>
      <text:p text:style-name="P7"/>
      <text:p text:style-name="Normalny">3.1 Prawidłowe funkcjownowanie podsekcji Feedback “Ikona mail”.<text:s/></text:p>
      <text:p text:style-name="Normalny"/>
      <text:p text:style-name="Normalny">*Funkcje nietestowane: funkcja „Shadows”, <text:s/>i „Known Words”. Powód: brak aktywnych wyżej wymienionych elementów.<text:s/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5in" fo:margin-left="1in" fo:margin-bottom="0.18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rtek Mon</meta:initial-creator>
    <dc:creator>Bartek Mon</dc:creator>
    <meta:creation-date>2023-12-15T22:52:00Z</meta:creation-date>
    <dc:date>2023-12-15T22:52:00Z</dc:date>
    <meta:template xlink:href="Normal" xlink:type="simple"/>
    <meta:editing-cycles>2</meta:editing-cycles>
    <meta:editing-duration>PT180S</meta:editing-duration>
    <meta:document-statistic meta:page-count="1" meta:paragraph-count="2" meta:word-count="177" meta:character-count="1188" meta:row-count="8" meta:non-whitespace-character-count="1013"/>
  </office:meta>
</office:document-meta>
</file>